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Null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NullTest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NullTest.test_null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NullTest.test_null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NullTest.test_null_1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NullTest.test_null_array_read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NullTest.test_null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